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212529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top="0cm" fo:margin-bottom="0.212cm" fo:text-align="start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212529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000000" style:font-name="Arial" fo:font-size="12pt" fo:letter-spacing="normal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paragraph-properties fo:margin-top="0cm" fo:margin-bottom="0.212cm" fo:text-align="start" style:justify-single-word="false" fo:orphans="2" fo:widows="2"/>
    </style:style>
    <style:style style:name="P9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color="#000000"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12529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12529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12529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style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33512901125_72"/>Ejercicio 2.- Indica si los siguientes identificadores de variables en Java serían válidos. Justifica tu respuesta.</text:p>
      <text:list xml:id="list4578207934685254693" text:style-name="L1">
        <text:list-item>
          <text:p text:style-name="P4"><text:span text:style-name="T9">double. </text:span>→ <text:s/>No es válido porque “double” es una palabra reservada y no puede usarse para crear identificadores</text:p>
        </text:list-item>
        <text:list-item>
          <text:p text:style-name="P8"><text:span text:style-name="T5">/horaactual.</text:span><text:span text:style-name="T3"> → No es válido porque el prime</text:span><text:span text:style-name="T4">r símbolo </text:span><text:span text:style-name="Strong_20_Emphasis"><text:span text:style-name="T1">debe ser una letra, un símbolo de subrayado (_) o el símbolo dólar ($)</text:span></text:span><text:span text:style-name="T10"> </text:span></text:p>
        </text:list-item>
        <text:list-item>
          <text:p text:style-name="P4"><text:span text:style-name="T9">$hora.</text:span> → Es válido ya que el prime<text:span text:style-name="T11">r símbolo puede</text:span><text:span text:style-name="Strong_20_Emphasis"><text:span text:style-name="T7"> ser una letra, un símbolo de subrayado (_) o el símbolo dólar ($),</text:span></text:span> <text:s/>aunque es una mala práctica ya que se debe empezar por una letra</text:p>
        </text:list-item>
        <text:list-item>
          <text:p text:style-name="P4"><text:span text:style-name="T9">MiHora.</text:span>→ Es válido ya que empieza por una letra, aunque es una mala práctica ya que por convenio, las variables suelen ir en mayúscula</text:p>
        </text:list-item>
        <text:list-item>
          <text:p text:style-name="P4"><text:span text:style-name="T9">_hora.</text:span>→ Es válido ya que el prime<text:span text:style-name="T11">r símbolo puede</text:span><text:span text:style-name="Strong_20_Emphasis"><text:span text:style-name="T7"> ser una letra, un símbolo de subrayado (_) o el símbolo dólar ($),</text:span></text:span> <text:s/>aunque es una mala práctica ya que se debe empezar por una letra</text:p>
        </text:list-item>
        <text:list-item>
          <text:p text:style-name="P4"><text:span text:style-name="T9">5hora.</text:span>→ No es válido porque el prime<text:span text:style-name="T11">r símbolo </text:span><text:span text:style-name="Strong_20_Emphasis"><text:span text:style-name="T7">debe ser una letra, un símbolo de subrayado (_) o el símbolo dólar ($)</text:span></text:span> </text:p>
        </text:list-item>
        <text:list-item>
          <text:p text:style-name="P4"><text:span text:style-name="T9">char.</text:span> → <text:s/>No es válido porque “char” es una palabra reservada y no puede usarse para crear identificadores</text:p>
        </text:list-item>
      </text:list>
      <text:p text:style-name="P2"><text:span text:style-name="T2">Ejercicio 3.- Teniendo en cuenta que var1, var2 y var3 son variables de tipo </text:span><text:span text:style-name="Source_20_Text"><text:span text:style-name="T2">boolean</text:span></text:span><text:span text:style-name="T2"> y están inicializadas a los siguientes valores: var1=true, var2=true y var3=false y que las variables X, Y y Z son variables enteras con valores: X=5, Y=-8 y Z=10, indica si las siguientes operaciones se evaluan a </text:span><text:span text:style-name="Source_20_Text"><text:span text:style-name="T2">true</text:span></text:span><text:span text:style-name="T2"> o </text:span><text:span text:style-name="Source_20_Text"><text:span text:style-name="T2">false</text:span></text:span><text:span text:style-name="T2">.:</text:span></text:p>
      <text:list xml:id="list7884071045771992835" text:style-name="L2">
        <text:list-item>
          <text:p text:style-name="P5"><text:bookmark text:name="yui_3_17_2_1_1633512901125_63"/> <text:span text:style-name="T8">var1 || var2 &amp;&amp; var3. =true</text:span></text:p>
          <text:list>
            <text:list-header>
              <text:p text:style-name="P6">Los pasos serían: true || true &amp;&amp; false-&gt; true || false(&amp;&amp; tiene precedencia sobre ||) → true</text:p>
            </text:list-header>
          </text:list>
        </text:list-item>
        <text:list-item>
          <text:p text:style-name="P7">(var1 || var3) &amp;&amp; (var2 &amp;&amp; !var1).</text:p>
          <text:list>
            <text:list-header>
              <text:p text:style-name="P6">Serían: (true || false) &amp;&amp; (true &amp;&amp; !true). → (true || false) &amp;&amp; (true &amp;&amp; false) → <text:s/></text:p>
              <text:p text:style-name="P6">(true) &amp;&amp; (false) → false </text:p>
            </text:list-header>
          </text:list>
        </text:list-item>
        <text:list-item>
          <text:p text:style-name="P7"><text:bookmark text:name="yui_3_17_2_1_1633512901125_74"/>(var2 || !var1 || !var3) &amp;&amp; var1=true</text:p>
        </text:list-item>
      </text:list>
      <text:p text:style-name="P3"><text:tab/><text:tab/>Serían: (true || !true || !false) &amp;&amp; true → (true || false || true) &amp;&amp; true → </text:p>
      <text:p text:style-name="P3"><text:tab/><text:tab/>(true || true) &amp;&amp; true → (true) &amp;&amp; true → true</text:p>
      <text:list xml:id="list30321681" text:continue-numbering="true" text:style-name="L2">
        <text:list-item>
          <text:p text:style-name="P7">(X &gt; 3 || Y &gt; 3) &amp;&amp; Z &lt; -3 =false</text:p>
          <text:list>
            <text:list-header>
              <text:p text:style-name="P6">Serían: (5 &gt; 3 || -8 &gt; 3) &amp;&amp; 10 &lt; -3. → (true || false) &amp;&amp; false → </text:p>
              <text:p text:style-name="P6">(true) &amp;&amp; false → false</text:p>
            </text:list-header>
          </text:list>
        </text:list-item>
        <text:list-item>
          <text:p text:style-name="P7"><text:bookmark text:name="yui_3_17_2_1_1633512901125_62"/>(X+Z == 15) &amp;&amp; (Y != 2) = true</text:p>
          <text:list>
            <text:list-header>
              <text:p text:style-name="P9">Serían: <text:span text:style-name="T6">(5+10 == 15) &amp;&amp; (-8!= 2). → (15 == 15) &amp;&amp; (true) → </text:span></text:p>
              <text:p text:style-name="P6">(true) &amp;&amp; (true) =true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onso  Porto</meta:initial-creator>
    <meta:creation-date>2021-10-06T13:40:51.52</meta:creation-date>
    <dc:date>2021-10-15T10:08:27.12</dc:date>
    <dc:creator>Alfonso  Porto</dc:creator>
    <meta:editing-duration>PT42M11S</meta:editing-duration>
    <meta:editing-cycles>9</meta:editing-cycles>
    <meta:generator>OpenOffice/4.1.10$Win32 OpenOffice.org_project/4110m2$Build-9807</meta:generator>
    <meta:document-statistic meta:table-count="0" meta:image-count="0" meta:object-count="0" meta:page-count="1" meta:paragraph-count="23" meta:word-count="408" meta:character-count="2068"/>
  </office:meta>
</office:document-meta>
</file>